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304e" officeooo:paragraph-rsid="000c304e"/>
    </style:style>
    <style:style style:name="P2" style:family="paragraph" style:parent-style-name="Text_20_body">
      <style:text-properties officeooo:rsid="000df70d" officeooo:paragraph-rsid="000df70d"/>
    </style:style>
    <style:style style:name="P3" style:family="paragraph" style:parent-style-name="Text_20_body">
      <style:text-properties officeooo:rsid="0010a65a" officeooo:paragraph-rsid="0010a65a"/>
    </style:style>
    <style:style style:name="P4" style:family="paragraph" style:parent-style-name="Text_20_body">
      <style:text-properties officeooo:rsid="00127ef6" officeooo:paragraph-rsid="00127ef6"/>
    </style:style>
    <style:style style:name="P5" style:family="paragraph" style:parent-style-name="Text_20_body">
      <style:text-properties officeooo:rsid="0012fa0d" officeooo:paragraph-rsid="0012fa0d"/>
    </style:style>
    <style:style style:name="P6" style:family="paragraph" style:parent-style-name="Text_20_body">
      <style:text-properties officeooo:rsid="001412db" officeooo:paragraph-rsid="001412db"/>
    </style:style>
    <style:style style:name="P7" style:family="paragraph" style:parent-style-name="Text_20_body">
      <style:text-properties officeooo:rsid="0015a2c0" officeooo:paragraph-rsid="0015a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QL</text:p>
      <text:p text:style-name="P1">mysql -u root -p 登录</text:p>
      <text:p text:style-name="P2">exit;</text:p>
      <text:p text:style-name="P2">show tables;</text:p>
      <text:p text:style-name="P2">show databases;</text:p>
      <text:p text:style-name="P3"><text:s/>create database photo_app;</text:p>
      <text:p text:style-name="P4">use photo_app;</text:p>
      <text:p text:style-name="P5">create user 'longfei'@'localhost' identified by 'longfei';</text:p>
      <text:p text:style-name="P6">grant all privileges on photo_app.* to 'longfei'@'localhost';</text:p>
      <text:p text:style-name="P7">flush privileges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3:41:38.179779176</meta:creation-date>
    <dc:date>2019-10-11T23:55:26.151408883</dc:date>
    <meta:editing-duration>PT13M4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2" meta:character-count="233" meta:non-whitespace-character-count="211"/>
  </office:meta>
</office:document-meta>
</file>